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akar" svg:font-family="aakar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padding-left="0.0555in" fo:padding-right="0.0555in" fo:padding-top="0.0138in" fo:padding-bottom="0in" fo:border-left="none" fo:border-right="none" fo:border-top="none" fo:border-bottom="0.51pt dotted #00000a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4pt" fo:font-weight="bold" officeooo:rsid="008f8e96" officeooo:paragraph-rsid="009afdf5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4pt" fo:language="en" fo:country="US" fo:font-weight="bold" officeooo:paragraph-rsid="009afdf5" style:font-size-asian="14pt" style:language-asian="zh" style:country-asian="CN" style:font-weight-asian="bold" style:font-size-complex="14pt" style:font-weight-complex="bold"/>
    </style:style>
    <style:style style:name="P5" style:family="paragraph" style:parent-style-name="Standard">
      <style:text-properties officeooo:paragraph-rsid="00753eec"/>
    </style:style>
    <style:style style:name="P6" style:family="paragraph" style:parent-style-name="Standard" style:master-page-name="Standard">
      <style:paragraph-properties fo:text-align="justify" style:justify-single-word="false" style:page-number="auto"/>
    </style:style>
    <style:style style:name="P7" style:family="paragraph" style:parent-style-name="Standard" style:list-style-name="WWNum1">
      <style:paragraph-properties fo:margin-left="0.2492in" fo:margin-right="0in" fo:text-indent="-0.1709in" style:auto-text-indent="false"/>
      <style:text-properties fo:font-size="10.5pt" officeooo:rsid="008448ec" officeooo:paragraph-rsid="008448ec" style:font-size-asian="10.5pt" style:font-size-complex="10.5pt"/>
    </style:style>
    <style:style style:name="P8" style:family="paragraph" style:parent-style-name="Standard" style:list-style-name="WWNum1">
      <style:text-properties fo:font-size="10.5pt" officeooo:paragraph-rsid="008448ec" style:font-size-asian="10.5pt" style:font-size-complex="10.5pt"/>
    </style:style>
    <style:style style:name="P9" style:family="paragraph" style:parent-style-name="Standard" style:list-style-name="WWNum1">
      <style:paragraph-properties fo:margin-left="0.2492in" fo:margin-right="0in" fo:text-indent="-0.1709in" style:auto-text-indent="false"/>
      <style:text-properties fo:font-size="10.5pt" officeooo:paragraph-rsid="00753eec" style:font-size-asian="10.5pt" style:font-size-complex="10.5pt"/>
    </style:style>
    <style:style style:name="P10" style:family="paragraph" style:parent-style-name="Standard" style:list-style-name="WWNum1">
      <style:text-properties fo:font-size="10.5pt" officeooo:paragraph-rsid="009afdf5" style:font-size-asian="10.5pt" style:font-size-complex="10.5pt"/>
    </style:style>
    <style:style style:name="P11" style:family="paragraph" style:parent-style-name="Standard" style:list-style-name="WWNum3">
      <style:paragraph-properties fo:margin-left="0.2492in" fo:margin-right="0in" fo:text-indent="-0.1709in" style:auto-text-indent="false"/>
      <style:text-properties fo:font-size="10.5pt" officeooo:paragraph-rsid="00753eec" style:font-size-asian="10.5pt" style:font-size-complex="10.5pt"/>
    </style:style>
    <style:style style:name="P12" style:family="paragraph" style:parent-style-name="Standard" style:list-style-name="WWNum10">
      <style:paragraph-properties fo:margin-left="0.2492in" fo:margin-right="0in" fo:text-indent="-0.1709in" style:auto-text-indent="false"/>
      <style:text-properties fo:font-size="10.5pt" officeooo:rsid="00231b71" officeooo:paragraph-rsid="009b585e" style:font-size-asian="10.5pt" style:font-size-complex="10.5pt"/>
    </style:style>
    <style:style style:name="P13" style:family="paragraph" style:parent-style-name="Standard" style:list-style-name="WWNum10">
      <style:text-properties fo:font-size="10.5pt" officeooo:rsid="005cab7d" officeooo:paragraph-rsid="009b585e" style:font-size-asian="10.5pt" style:font-size-complex="10.5pt"/>
    </style:style>
    <style:style style:name="P14" style:family="paragraph" style:parent-style-name="Standard" style:list-style-name="WWNum10">
      <style:text-properties fo:font-size="10.5pt" fo:language="en" fo:country="US" officeooo:rsid="00587e7d" officeooo:paragraph-rsid="009cd610" style:font-size-asian="10.5pt" style:language-asian="zh" style:country-asian="CN" style:font-size-complex="10.5pt"/>
    </style:style>
    <style:style style:name="P15" style:family="paragraph" style:parent-style-name="Standard" style:list-style-name="WWNum10">
      <style:text-properties fo:font-size="10.5pt" fo:language="en" fo:country="US" officeooo:rsid="00587e7d" officeooo:paragraph-rsid="009b585e" style:font-size-asian="10.5pt" style:language-asian="zh" style:country-asian="CN" style:font-size-complex="10.5pt"/>
    </style:style>
    <style:style style:name="P16" style:family="paragraph" style:parent-style-name="Standard" style:list-style-name="WWNum10">
      <style:text-properties fo:font-size="10.5pt" fo:language="en" fo:country="US" officeooo:rsid="0035cf24" officeooo:paragraph-rsid="009cd610" style:font-size-asian="10.5pt" style:language-asian="zh" style:country-asian="CN" style:font-size-complex="10.5pt"/>
    </style:style>
    <style:style style:name="P17" style:family="paragraph" style:parent-style-name="Standard" style:list-style-name="WWNum10">
      <style:text-properties fo:font-size="10.5pt" fo:language="en" fo:country="US" officeooo:paragraph-rsid="009cd610" style:font-size-asian="10.5pt" style:language-asian="zh" style:country-asian="CN" style:font-size-complex="10.5pt"/>
    </style:style>
    <style:style style:name="P18" style:family="paragraph" style:parent-style-name="Standard" style:list-style-name="WWNum10">
      <style:text-properties fo:font-size="10.5pt" fo:language="en" fo:country="US" officeooo:paragraph-rsid="009e4fdc" style:font-size-asian="10.5pt" style:language-asian="zh" style:country-asian="CN" style:font-size-complex="10.5pt"/>
    </style:style>
    <style:style style:name="P19" style:family="paragraph" style:parent-style-name="Standard" style:list-style-name="WWNum10">
      <style:text-properties fo:font-size="10.5pt" fo:language="en" fo:country="US" officeooo:rsid="00a615b6" officeooo:paragraph-rsid="00a615b6" style:font-size-asian="10.5pt" style:language-asian="zh" style:country-asian="CN" style:font-size-complex="10.5pt"/>
    </style:style>
    <style:style style:name="P20" style:family="paragraph" style:parent-style-name="Standard" style:list-style-name="WWNum10">
      <style:text-properties fo:font-size="10.5pt" fo:language="en" fo:country="US" officeooo:rsid="00a5ef9d" officeooo:paragraph-rsid="00a5ef9d" style:font-size-asian="10.5pt" style:language-asian="zh" style:country-asian="CN" style:font-size-complex="10.5pt"/>
    </style:style>
    <style:style style:name="P21" style:family="paragraph" style:parent-style-name="Standard">
      <style:paragraph-properties fo:text-align="justify" style:justify-single-word="false"/>
      <style:text-properties fo:font-size="10.5pt" officeooo:paragraph-rsid="004be61a"/>
    </style:style>
    <style:style style:name="P22" style:family="paragraph" style:parent-style-name="Standard" style:list-style-name="WWNum3">
      <style:paragraph-properties fo:margin-left="0.2492in" fo:margin-right="0in" fo:text-indent="-0.1709in" style:auto-text-indent="false"/>
      <style:text-properties officeooo:paragraph-rsid="00753eec"/>
    </style:style>
    <style:style style:name="P23" style:family="paragraph" style:parent-style-name="Standard" style:list-style-name="WWNum10">
      <style:paragraph-properties fo:margin-left="0.2492in" fo:margin-right="0in" fo:text-indent="-0.1709in" style:auto-text-indent="false"/>
      <style:text-properties officeooo:paragraph-rsid="009b585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4pt" fo:font-weight="bold" officeooo:rsid="008f8e96" officeooo:paragraph-rsid="009afdf5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paragraph-rsid="00753eec"/>
    </style:style>
    <style:style style:name="P26" style:family="paragraph" style:parent-style-name="Text_20_body">
      <style:paragraph-properties fo:text-align="justify" style:justify-single-word="false"/>
      <style:text-properties fo:color="#494949" loext:opacity="100%" style:font-name="Calibri1" fo:font-size="10.5pt" officeooo:paragraph-rsid="0088e24d" style:font-size-asian="10.5pt" style:font-size-complex="10.5pt"/>
    </style:style>
    <style:style style:name="P27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P28" style:family="paragraph" style:parent-style-name="Text_20_body">
      <style:paragraph-properties fo:text-align="justify" style:justify-single-word="false"/>
      <style:text-properties fo:font-size="10.5pt" officeooo:paragraph-rsid="00a9ff76" style:font-size-asian="10.5pt" style:font-size-complex="10.5pt"/>
    </style:style>
    <style:style style:name="P29" style:family="paragraph" style:parent-style-name="Text_20_body">
      <style:paragraph-properties fo:margin-top="0in" fo:margin-bottom="0in" style:contextual-spacing="false" fo:line-height="125%" fo:text-align="justify" style:justify-single-word="false"/>
      <style:text-properties style:font-name="Calibri1" fo:font-size="10.5pt" style:font-size-asian="10.5pt" style:font-size-complex="10.5pt"/>
    </style:style>
    <style:style style:name="P30" style:family="paragraph" style:parent-style-name="Text_20_body">
      <style:paragraph-properties fo:text-align="justify" style:justify-single-word="false"/>
    </style:style>
    <style:style style:name="T1" style:family="text">
      <style:text-properties fo:color="#000000" loext:opacity="100%" fo:language="en" fo:country="US" style:text-underline-style="none" officeooo:rsid="003a8f57" style:language-asian="zh" style:country-asian="CN"/>
    </style:style>
    <style:style style:name="T2" style:family="text">
      <style:text-properties fo:color="#000000" loext:opacity="100%" fo:font-size="10.5pt" fo:language="en" fo:country="US" style:text-underline-style="none" officeooo:rsid="003a8f57" style:font-size-asian="10.5pt" style:language-asian="zh" style:country-asian="CN" style:font-size-complex="10.5pt"/>
    </style:style>
    <style:style style:name="T3" style:family="text">
      <style:text-properties fo:font-size="16pt" fo:language="en" fo:country="US" style:text-underline-style="solid" style:text-underline-width="auto" style:text-underline-color="#00000a" fo:font-weight="bold" officeooo:rsid="00a54279" style:font-size-asian="16pt" style:language-asian="zh" style:country-asian="CN" style:font-weight-asian="bold" style:font-size-complex="16pt"/>
    </style:style>
    <style:style style:name="T4" style:family="text">
      <style:text-properties fo:font-size="16pt" style:text-underline-style="solid" style:text-underline-width="auto" style:text-underline-color="#00000a" fo:font-weight="bold" style:font-size-asian="16pt" style:font-weight-asian="bold" style:font-size-complex="16pt"/>
    </style:style>
    <style:style style:name="T5" style:family="text">
      <style:text-properties fo:font-size="12pt" style:text-underline-style="solid" style:text-underline-width="auto" style:text-underline-color="#00000a" fo:font-weight="bold" style:font-size-asian="12pt" style:font-weight-asian="bold" style:font-size-complex="12pt"/>
    </style:style>
    <style:style style:name="T6" style:family="text">
      <style:text-properties fo:font-size="12pt" fo:font-style="normal" style:text-underline-style="solid" style:text-underline-width="auto" style:text-underline-color="#00000a" fo:font-weight="normal" officeooo:rsid="0062b3ec" style:font-size-asian="12pt" style:font-style-asian="normal" style:font-weight-asian="normal" style:font-size-complex="12pt" style:font-style-complex="normal" style:font-weight-complex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ef78d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fo:font-weight="bold" style:font-size-asian="14pt" style:language-asian="zh" style:country-asian="CN" style:font-weight-asian="bold" style:font-size-complex="14pt"/>
    </style:style>
    <style:style style:name="T11" style:family="text">
      <style:text-properties fo:font-size="10.5pt" fo:font-weight="normal" officeooo:rsid="008ee94e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8f8e96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officeooo:rsid="00903dcd" style:font-size-asian="10.5pt" style:font-weight-asian="normal" style:font-size-complex="10.5pt" style:font-weight-complex="normal"/>
    </style:style>
    <style:style style:name="T14" style:family="text">
      <style:text-properties fo:font-size="10.5pt" fo:language="en" fo:country="US" officeooo:rsid="00517a05" style:font-size-asian="10.5pt" style:language-asian="zh" style:country-asian="CN" style:font-name-complex="Calibri2" style:font-size-complex="10.5pt"/>
    </style:style>
    <style:style style:name="T15" style:family="text">
      <style:text-properties fo:font-size="10.5pt" fo:language="en" fo:country="US" officeooo:rsid="0032cc08" style:font-size-asian="10.5pt" style:language-asian="zh" style:country-asian="CN" style:font-name-complex="Calibri2" style:font-size-complex="10.5pt"/>
    </style:style>
    <style:style style:name="T16" style:family="text">
      <style:text-properties fo:font-size="10.5pt" fo:language="en" fo:country="US" style:font-size-asian="10.5pt" style:language-asian="zh" style:country-asian="CN" style:font-size-complex="10.5pt"/>
    </style:style>
    <style:style style:name="T17" style:family="text">
      <style:text-properties fo:font-size="10.5pt" fo:language="en" fo:country="US" officeooo:rsid="0031ccaa" style:font-size-asian="10.5pt" style:language-asian="zh" style:country-asian="CN" style:font-size-complex="10.5pt"/>
    </style:style>
    <style:style style:name="T18" style:family="text">
      <style:text-properties fo:font-size="10.5pt" fo:language="en" fo:country="US" officeooo:rsid="007dd829" style:font-size-asian="10.5pt" style:language-asian="zh" style:country-asian="CN" style:font-size-complex="10.5pt"/>
    </style:style>
    <style:style style:name="T19" style:family="text">
      <style:text-properties fo:font-size="10.5pt" fo:language="en" fo:country="US" officeooo:rsid="001ef78d" style:font-size-asian="10.5pt" style:language-asian="zh" style:country-asian="CN" style:font-size-complex="10.5pt"/>
    </style:style>
    <style:style style:name="T20" style:family="text">
      <style:text-properties fo:font-size="10.5pt" fo:language="en" fo:country="US" officeooo:rsid="008d7bdf" style:font-size-asian="10.5pt" style:language-asian="zh" style:country-asian="CN" style:font-size-complex="10.5pt"/>
    </style:style>
    <style:style style:name="T21" style:family="text">
      <style:text-properties fo:font-size="10.5pt" fo:language="en" fo:country="US" officeooo:rsid="0082e47f" style:font-size-asian="10.5pt" style:language-asian="zh" style:country-asian="CN" style:font-size-complex="10.5pt"/>
    </style:style>
    <style:style style:name="T22" style:family="text">
      <style:text-properties fo:font-size="10.5pt" fo:language="en" fo:country="US" officeooo:rsid="003a8f57" style:font-size-asian="10.5pt" style:language-asian="zh" style:country-asian="CN" style:font-size-complex="10.5pt"/>
    </style:style>
    <style:style style:name="T23" style:family="text">
      <style:text-properties fo:font-size="10.5pt" officeooo:rsid="003a8f57" style:font-size-asian="10.5pt" style:font-size-complex="10.5pt"/>
    </style:style>
    <style:style style:name="T24" style:family="text">
      <style:text-properties fo:language="en" fo:country="US" style:language-asian="zh" style:country-asian="CN"/>
    </style:style>
    <style:style style:name="T25" style:family="text">
      <style:text-properties fo:language="en" fo:country="US" officeooo:rsid="001ef78d" style:language-asian="zh" style:country-asian="CN"/>
    </style:style>
    <style:style style:name="T26" style:family="text">
      <style:text-properties fo:language="en" fo:country="US" officeooo:rsid="002fdd77" style:language-asian="zh" style:country-asian="CN"/>
    </style:style>
    <style:style style:name="T27" style:family="text">
      <style:text-properties fo:language="en" fo:country="US" officeooo:rsid="0031ccaa" style:language-asian="zh" style:country-asian="CN"/>
    </style:style>
    <style:style style:name="T28" style:family="text">
      <style:text-properties fo:language="en" fo:country="US" officeooo:rsid="003a8f57" style:language-asian="zh" style:country-asian="CN"/>
    </style:style>
    <style:style style:name="T29" style:family="text">
      <style:text-properties fo:language="en" fo:country="US" officeooo:rsid="003bcdb7" style:language-asian="zh" style:country-asian="CN"/>
    </style:style>
    <style:style style:name="T30" style:family="text">
      <style:text-properties fo:language="en" fo:country="US" officeooo:rsid="0077c8a8" style:language-asian="zh" style:country-asian="CN"/>
    </style:style>
    <style:style style:name="T31" style:family="text">
      <style:text-properties fo:language="en" fo:country="US" officeooo:rsid="00795cdb" style:language-asian="zh" style:country-asian="CN"/>
    </style:style>
    <style:style style:name="T32" style:family="text">
      <style:text-properties fo:language="en" fo:country="US" officeooo:rsid="007dd829" style:language-asian="zh" style:country-asian="CN"/>
    </style:style>
    <style:style style:name="T33" style:family="text">
      <style:text-properties fo:language="en" fo:country="US" officeooo:rsid="0082e47f" style:language-asian="zh" style:country-asian="CN"/>
    </style:style>
    <style:style style:name="T34" style:family="text">
      <style:text-properties fo:language="en" fo:country="US" officeooo:rsid="0035cf24" style:language-asian="zh" style:country-asian="CN"/>
    </style:style>
    <style:style style:name="T35" style:family="text">
      <style:text-properties fo:language="en" fo:country="US" officeooo:rsid="00878411" style:language-asian="zh" style:country-asian="CN"/>
    </style:style>
    <style:style style:name="T36" style:family="text">
      <style:text-properties fo:language="en" fo:country="US" officeooo:rsid="0088e24d" style:language-asian="zh" style:country-asian="CN"/>
    </style:style>
    <style:style style:name="T37" style:family="text">
      <style:text-properties fo:language="en" fo:country="US" officeooo:rsid="008ad138" style:language-asian="zh" style:country-asian="CN"/>
    </style:style>
    <style:style style:name="T38" style:family="text">
      <style:text-properties fo:language="en" fo:country="US" officeooo:rsid="008d7bdf" style:language-asian="zh" style:country-asian="CN"/>
    </style:style>
    <style:style style:name="T39" style:family="text">
      <style:text-properties fo:language="en" fo:country="US" officeooo:rsid="0092ec9f" style:language-asian="zh" style:country-asian="CN"/>
    </style:style>
    <style:style style:name="T40" style:family="text">
      <style:text-properties fo:language="en" fo:country="US" officeooo:rsid="0095417d" style:language-asian="zh" style:country-asian="CN"/>
    </style:style>
    <style:style style:name="T41" style:family="text">
      <style:text-properties fo:language="en" fo:country="US" style:language-asian="zh" style:country-asian="CN" style:font-name-complex="Calibri2"/>
    </style:style>
    <style:style style:name="T42" style:family="text">
      <style:text-properties fo:language="en" fo:country="US" officeooo:rsid="0027c3c6" style:language-asian="zh" style:country-asian="CN" style:font-name-complex="Calibri2"/>
    </style:style>
    <style:style style:name="T43" style:family="text">
      <style:text-properties fo:language="en" fo:country="US" officeooo:rsid="002373fb" style:language-asian="zh" style:country-asian="CN" style:font-name-complex="Calibri2"/>
    </style:style>
    <style:style style:name="T44" style:family="text">
      <style:text-properties fo:language="en" fo:country="US" officeooo:rsid="005caf97" style:language-asian="zh" style:country-asian="CN"/>
    </style:style>
    <style:style style:name="T45" style:family="text">
      <style:text-properties fo:language="en" fo:country="US" fo:font-style="normal" style:language-asian="zh" style:country-asian="CN" style:font-style-asian="normal" style:font-style-complex="normal"/>
    </style:style>
    <style:style style:name="T46" style:family="text">
      <style:text-properties fo:language="en" fo:country="US" fo:font-style="normal" officeooo:rsid="001e13f4" style:language-asian="zh" style:country-asian="CN" style:font-style-asian="normal" style:font-style-complex="normal"/>
    </style:style>
    <style:style style:name="T47" style:family="text">
      <style:text-properties fo:language="en" fo:country="US" fo:font-style="normal" officeooo:rsid="0035cf24" style:language-asian="zh" style:country-asian="CN" style:font-style-asian="normal" style:font-style-complex="normal"/>
    </style:style>
    <style:style style:name="T48" style:family="text">
      <style:text-properties fo:language="en" fo:country="US" fo:font-style="normal" officeooo:rsid="00878411" style:language-asian="zh" style:country-asian="CN" style:font-style-asian="normal" style:font-style-complex="normal"/>
    </style:style>
    <style:style style:name="T49" style:family="text">
      <style:text-properties fo:language="en" fo:country="US" fo:font-style="normal" officeooo:rsid="0092085e" style:language-asian="zh" style:country-asian="CN" style:font-style-asian="normal" style:font-style-complex="normal"/>
    </style:style>
    <style:style style:name="T50" style:family="text">
      <style:text-properties fo:language="en" fo:country="US" fo:font-style="normal" officeooo:rsid="00a9ff76" style:language-asian="zh" style:country-asian="CN" style:font-style-asian="normal" style:font-style-complex="normal"/>
    </style:style>
    <style:style style:name="T51" style:family="text">
      <style:text-properties fo:language="en" fo:country="US"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T52" style:family="text">
      <style:text-properties fo:language="en" fo:country="US" fo:font-style="italic" fo:font-weight="normal" style:language-asian="zh" style:country-asian="CN" style:font-style-asian="italic" style:font-weight-asian="normal" style:font-style-complex="italic" style:font-weight-complex="normal"/>
    </style:style>
    <style:style style:name="T53" style:family="text">
      <style:text-properties fo:language="en" fo:country="US" fo:font-style="italic" fo:font-weight="normal" officeooo:rsid="005cab7d" style:language-asian="zh" style:country-asian="CN" style:font-style-asian="italic" style:font-weight-asian="normal" style:font-style-complex="italic" style:font-weight-complex="normal"/>
    </style:style>
    <style:style style:name="T54" style:family="text">
      <style:text-properties fo:language="en" fo:country="US" fo:font-style="italic" fo:font-weight="normal" officeooo:rsid="005d7e02" style:language-asian="zh" style:country-asian="CN" style:font-style-asian="italic" style:font-weight-asian="normal" style:font-style-complex="italic" style:font-weight-complex="normal"/>
    </style:style>
    <style:style style:name="T55" style:family="text">
      <style:text-properties fo:language="en" fo:country="US" fo:font-style="italic" fo:font-weight="normal" officeooo:rsid="0099e0c4" style:language-asian="zh" style:country-asian="CN" style:font-style-asian="italic" style:font-weight-asian="normal" style:font-style-complex="italic" style:font-weight-complex="normal"/>
    </style:style>
    <style:style style:name="T56" style:family="text">
      <style:text-properties fo:language="en" fo:country="US" fo:font-weight="normal" officeooo:rsid="0099e0c4" style:language-asian="zh" style:country-asian="CN" style:font-weight-asian="normal" style:font-weight-complex="normal"/>
    </style:style>
    <style:style style:name="T57" style:family="text">
      <style:text-properties officeooo:rsid="003a8f57"/>
    </style:style>
    <style:style style:name="T58" style:family="text">
      <style:text-properties style:text-position="super 58%" fo:language="en" fo:country="US" officeooo:rsid="003a8f57" style:language-asian="zh" style:country-asian="CN"/>
    </style:style>
    <style:style style:name="T59" style:family="text">
      <style:text-properties style:text-position="super 58%" fo:font-size="10.5pt" fo:language="en" fo:country="US" officeooo:rsid="003a8f57" style:font-size-asian="10.5pt" style:language-asian="zh" style:country-asian="CN" style:font-size-complex="10.5pt"/>
    </style:style>
    <style:style style:name="T60" style:family="text">
      <style:text-properties officeooo:rsid="003bcdb7"/>
    </style:style>
    <style:style style:name="T61" style:family="text">
      <style:text-properties fo:font-variant="normal" fo:text-transform="none" fo:color="#00000a" loext:opacity="100%" style:font-name="Calibri" fo:font-size="10.5pt" fo:letter-spacing="normal" fo:font-style="normal" fo:font-weight="normal" fo:background-color="#ffffff" loext:char-shading-value="0" style:font-name-asian="宋体" style:font-size-asian="10.5pt" style:font-style-asian="normal" style:font-weight-asian="normal" style:font-name-complex="Calibri2" style:font-size-complex="10.5pt"/>
    </style:style>
    <style:style style:name="T62" style:family="text">
      <style:text-properties fo:font-variant="normal" fo:text-transform="none" fo:color="#00000a" loext:opacity="100%" style:font-name="Calibri" fo:font-size="10.5pt" fo:letter-spacing="normal" fo:language="en" fo:country="US" fo:font-style="normal" fo:font-weight="normal" fo:background-color="#ffffff" loext:char-shading-value="0" style:font-size-asian="10.5pt" style:language-asian="zh" style:country-asian="CN" style:font-style-asian="normal" style:font-weight-asian="normal" style:font-name-complex="Calibri2" style:font-size-complex="10.5pt"/>
    </style:style>
    <style:style style:name="T63" style:family="text">
      <style:text-properties fo:font-variant="normal" fo:text-transform="none" fo:color="#00000a" loext:opacity="100%" fo:font-size="10.5pt" fo:letter-spacing="normal" fo:language="en" fo:country="US" fo:font-style="normal" fo:font-weight="normal" fo:background-color="#ffffff" loext:char-shading-value="0" style:font-size-asian="10.5pt" style:language-asian="zh" style:country-asian="CN" style:font-style-asian="normal" style:font-weight-asian="normal" style:font-name-complex="Calibri2" style:font-size-complex="10.5pt"/>
    </style:style>
    <style:style style:name="T64" style:family="text">
      <style:text-properties fo:font-variant="normal" fo:text-transform="none" fo:color="#00000a" loext:opacity="100%" fo:font-size="10.5pt" fo:letter-spacing="normal" fo:language="en" fo:country="US" fo:font-style="normal" fo:font-weight="normal" officeooo:rsid="0027c3c6" fo:background-color="#ffffff" loext:char-shading-value="0" style:font-size-asian="10.5pt" style:language-asian="zh" style:country-asian="CN" style:font-style-asian="normal" style:font-weight-asian="normal" style:font-name-complex="Calibri2" style:font-size-complex="10.5pt"/>
    </style:style>
    <style:style style:name="T65" style:family="text">
      <style:text-properties fo:font-variant="normal" fo:text-transform="none" fo:color="#00000a" loext:opacity="100%" fo:font-size="10.5pt" fo:letter-spacing="normal" fo:language="en" fo:country="US" fo:font-style="normal" fo:font-weight="normal" officeooo:rsid="00381bb4" fo:background-color="#ffffff" loext:char-shading-value="0" style:font-size-asian="10.5pt" style:language-asian="zh" style:country-asian="CN" style:font-style-asian="normal" style:font-weight-asian="normal" style:font-name-complex="Calibri2" style:font-size-complex="10.5pt"/>
    </style:style>
    <style:style style:name="T66" style:family="text">
      <style:text-properties officeooo:rsid="00a615b6"/>
    </style:style>
    <style:style style:name="T67" style:family="text">
      <style:text-properties fo:color="#494949" loext:opacity="100%"/>
    </style:style>
    <style:style style:name="T68" style:family="text">
      <style:text-properties fo:color="#494949" loext:opacity="100%" style:font-name="Calibri1" fo:language="en" fo:country="US" officeooo:rsid="0082e47f" style:font-size-asian="10.5pt" style:language-asian="zh" style:country-asian="CN" style:font-size-complex="10.5pt"/>
    </style:style>
    <style:style style:name="T69" style:family="text">
      <style:text-properties fo:color="#494949" loext:opacity="100%" officeooo:rsid="00a9ff76"/>
    </style:style>
    <style:style style:name="T70" style:family="text">
      <style:text-properties style:font-name="Arial"/>
    </style:style>
    <style:style style:name="T71" style:family="text">
      <style:text-properties style:font-name="Arial" fo:font-size="10pt"/>
    </style:style>
    <style:style style:name="T72" style:family="text">
      <style:text-properties style:font-name="Arial" fo:font-size="10pt" officeooo:rsid="00a9ff76"/>
    </style:style>
    <style:style style:name="T73" style:family="text">
      <style:text-properties style:font-name="Arial" officeooo:rsid="00a9ff76"/>
    </style:style>
    <style:style style:name="T74" style:family="text">
      <style:text-properties fo:font-size="10pt"/>
    </style:style>
    <style:style style:name="T75" style:family="text">
      <style:text-properties officeooo:rsid="00a9ff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Michael</text:span><text:span text:style-name="T4"> Zhang</text:span><text:bookmark text:name="_GoBack"/><text:span text:style-name="T5"> <text:s text:c="31"/></text:span><text:span text:style-name="T6"><text:s text:c="46"/></text:span></text:p>
      <text:p text:style-name="P21"><text:span text:style-name="T68">Decades of versatile software R&amp;D and technical consulting experience. Have experience in sales, business development and entrepreneurship. Interested in application of big data, AI and blockchain in finance, healthcare and other industries.</text:span></text:p>
      <text:p text:style-name="P2">EXPERIENCE</text:p>
      <text:p text:style-name="P26">Since 2018 Mr. Zhang has been involving in various blockchain projects such as Polkadot, Algorand and <text:span text:style-name="T75">AI/NLP </text:span>projects <text:span text:style-name="T75">such as customized custom service chatbot</text:span>.</text:p>
      <text:p text:style-name="P29"><text:span text:style-name="T67">Since 2015 </text:span><text:span text:style-name="T69">h</text:span><text:span text:style-name="T67">e had worked as senior </text:span><text:span text:style-name="T69">technical</text:span><text:span text:style-name="T67"> consultant at Xi'an BoRui Hospital for its </text:span><text:span text:style-name="T69">hospital information management</text:span><text:span text:style-name="T67"> and data/AI application.</text:span></text:p>
      <text:p text:style-name="P29"/>
      <text:p text:style-name="P30"><text:span text:style-name="T23">He was selected </text:span><text:span text:style-name="T22">by the 8</text:span><text:span text:style-name="T59">th</text:span><text:span text:style-name="T22"> national </text:span><text:a xlink:type="simple" xlink:href="http://cyds.cscse.edu.cn/" text:style-name="Internet_20_link" text:visited-style-name="Visited_20_Internet_20_Link"><text:span text:style-name="T2">ChunHun Cup</text:span></text:a><text:span text:style-name="T22"> Entrepreneurship Program in 2013. </text:span><text:span text:style-name="T16">He also partnered with EU-based Logical Objects as its business development and sales consultant, responsible for leads development in greater China region including Hong Kong, Macau and Taiwan for its enterprise ECM product.</text:span></text:p>
      <text:p text:style-name="P28"><text:span text:style-name="T24">During 2007-201</text:span><text:span text:style-name="T39">1</text:span><text:span text:style-name="T24">, he</text:span> work<text:span text:style-name="T24">ed</text:span> as a technical consultan<text:span text:style-name="T24">t, solution architect and product evangelist for mobile application startups such as iSpot and Life360. H</text:span>e worked as a <text:span text:style-name="T60">software </text:span>project manager at HuaTek<text:span text:style-name="T24"> during 2005-2006 </text:span><text:span text:style-name="T29">managing a team of 10 members </text:span><text:span text:style-name="T37">where he participated in development of management information system for Merck Pharmaceutical;</text:span><text:span text:style-name="T24"> and </text:span>senior software developer at SiliconMetrics<text:span text:style-name="T60">(Magma)</text:span><text:span text:style-name="T24">,</text:span> Austin, Texas <text:span text:style-name="T24">during 1999-2003.</text:span></text:p>
      <text:p text:style-name="P27"><text:span text:style-name="T35">He had also worked as a system administrator/software engineer </text:span><text:span text:style-name="T40">at</text:span><text:span text:style-name="T35"> Tsinghua Institute of Microelectronics for 5 years before he went to US pursuing his graduate study </text:span><text:span text:style-name="T36">in 1996.</text:span></text:p>
      <text:p text:style-name="P5"><text:span text:style-name="T7">EDUCATIO</text:span><text:span text:style-name="T10">N</text:span></text:p>
      <text:list xml:id="list501579129" text:style-name="WWNum1">
        <text:list-item>
          <text:p text:style-name="P7"><text:span text:style-name="T45">University of Central Florida, Orlando, FL PhD</text:span><text:span text:style-name="T50"> candidate</text:span><text:span text:style-name="T48"> </text:span><text:span text:style-name="T45">in Computer Science</text:span></text:p>
        </text:list-item>
        <text:list-item>
          <text:p text:style-name="P8"><text:span text:style-name="T24">State University of New York at Buffalo, NY </text:span><text:span text:style-name="T45">M</text:span><text:span text:style-name="T46">S</text:span><text:span text:style-name="T45"> in C</text:span><text:span text:style-name="T47">omputer </text:span><text:span text:style-name="T45">S</text:span><text:span text:style-name="T47">cience</text:span></text:p>
        </text:list-item>
        <text:list-item>
          <text:p text:style-name="P9"><text:span text:style-name="T24">Tsinghua University, Beijing, China <text:s text:c="8"/></text:span><text:span text:style-name="T45">B</text:span><text:span text:style-name="T46">E</text:span><text:span text:style-name="T45"> in </text:span><text:span text:style-name="T46">C</text:span><text:span text:style-name="T47">omputer Science &amp; Technology</text:span></text:p>
        </text:list-item>
      </text:list>
      <text:p text:style-name="P5"><text:span text:style-name="T10">TECHNICAL </text:span><text:span text:style-name="T7">SKILLS</text:span></text:p>
      <text:list text:style-name="WWNum3">
        <text:list-item>
          <text:p text:style-name="P11"><text:span text:style-name="T26">Data</text:span><text:span text:style-name="T24">: </text:span><text:span text:style-name="T31">p</text:span><text:span text:style-name="T30">ython</text:span><text:span text:style-name="T32">/</text:span><text:span text:style-name="T33">hadoop/</text:span><text:span text:style-name="T31">s</text:span><text:span text:style-name="T26">park/</text:span><text:span text:style-name="T31">kafka</text:span><text:span text:style-name="T26">/</text:span><text:span text:style-name="T31">e</text:span><text:span text:style-name="T26">lastic</text:span><text:span text:style-name="T31">s</text:span><text:span text:style-name="T26">earch/</text:span><text:span text:style-name="T31">numpy/pandas/</text:span><text:span text:style-name="T38">nltk/</text:span><text:span text:style-name="T31">sk-learn</text:span></text:p>
        </text:list-item>
        <text:list-item>
          <text:p text:style-name="P22"><text:span text:style-name="T17">Infrastructure: </text:span><text:span text:style-name="T18">l</text:span><text:span text:style-name="T19">inux/</text:span><text:span text:style-name="T18">b</text:span><text:span text:style-name="T17">ash/</text:span><text:span text:style-name="T18">g</text:span><text:span text:style-name="T17">it/</text:span><text:span text:style-name="T18">a</text:span><text:span text:style-name="T16">ndroid/</text:span><text:span text:style-name="T20">sqlite</text:span><text:span text:style-name="T21">/mysql/postgresql</text:span><text:span text:style-name="T18">/tensorflow/</text:span><text:span text:style-name="T21">keras</text:span></text:p>
        </text:list-item>
      </text:list>
      <text:p text:style-name="P3"/>
      <text:p text:style-name="P3"><text:soft-page-break/>RELATED PROJECTS</text:p>
      <text:list text:style-name="WWNum10">
        <text:list-item>
          <text:p text:style-name="P12"><text:span text:style-name="T41">Python code </text:span><text:span text:style-name="T42">auto </text:span><text:span text:style-name="T41">suggestion by </text:span><text:span text:style-name="T43">systematically </text:span><text:span text:style-name="T41">parsing stackoverflow python snippets and </text:span><text:span text:style-name="T43">utilizing </text:span><text:span text:style-name="T41">NLP, </text:span><text:span text:style-name="T43">part of Stanford HCI project.</text:span></text:p>
        </text:list-item>
        <text:list-item>
          <text:p text:style-name="P23"><text:span text:style-name="T14">Created web service API and android app for</text:span><text:span text:style-name="T15"> </text:span><text:span text:style-name="T14">B</text:span><text:span text:style-name="Emphasis"><text:span text:style-name="T61">razilian</text:span></text:span><text:span text:style-name="T61"> </text:span><text:span text:style-name="Emphasis"><text:span text:style-name="T61">Portuguese</text:span></text:span><text:span text:style-name="Emphasis"><text:span text:style-name="T62"> grammar checker and spell checker </text:span></text:span><text:span text:style-name="Emphasis"><text:span text:style-name="T63">using </text:span></text:span><text:span text:style-name="Emphasis"><text:span text:style-name="T64">Apache </text:span></text:span><text:span text:style-name="Emphasis"><text:span text:style-name="T65">Java </text:span></text:span><text:span text:style-name="Emphasis"><text:span text:style-name="T64">OpenNLP and featurizer tools</text:span></text:span><text:span text:style-name="Emphasis"><text:span text:style-name="T63">.</text:span></text:span></text:p>
        </text:list-item>
        <text:list-item>
          <text:p text:style-name="P14">Enterprise collaboration(IM/document/workflow) solution for CRM and help desk. Semantic and sentimental aware chat-bot facilitating enterprise customer support, using information retrieval and machine learning techniques based on domain expert knowledge.</text:p>
        </text:list-item>
        <text:list-item>
          <text:p text:style-name="P15">Cloud based industrial wireless sensor network monitoring platform based on OpenSCADA and UTGARD.</text:p>
        </text:list-item>
        <text:list-item>
          <text:p text:style-name="P16">Cloud based real-time vehicle tracking and delivery system based on OpenGTS and OptaPlanner.</text:p>
        </text:list-item>
        <text:list-item>
          <text:p text:style-name="P16">Android CRM for sales person. Android app facilitating salesperson integrating data from database of products, customers and orders.</text:p>
        </text:list-item>
        <text:list-item>
          <text:p text:style-name="P16">Google spreadsheet based CRM. Google app scripts automatically import XML file and Google spreadsheet to Google cloud SQL; automatically delete/archive/label emails based on day of the week received; automatically generate daily spread sheets in Google docs and email the link automatically to a group of users.</text:p>
        </text:list-item>
        <text:list-item>
          <text:p text:style-name="P17">Mobile <text:span text:style-name="T66">electronic medical record</text:span> system facilitating doctors and patients operation</text:p>
        </text:list-item>
        <text:list-item>
          <text:p text:style-name="P19">Cross-platform configuration management and continuous integration system</text:p>
        </text:list-item>
        <text:list-item>
          <text:p text:style-name="P20">Physics-based 3D rigid body simulation and collision detection system</text:p>
        </text:list-item>
        <text:list-item>
          <text:p text:style-name="P18">Language library packages(Java, Android, Python, Javascript, NodeJS) for World Weather Online API</text:p>
        </text:list-item>
        <text:list-item>
          <text:p text:style-name="P13"><text:span text:style-name="T34">D</text:span><text:span text:style-name="T24">iscrete event driven modeling and simulation in high performance </text:span><text:span text:style-name="T44">DAG networked parallel computing</text:span></text:p>
        </text:list-item>
      </text:list>
      <text:p text:style-name="P4">PUBLICATIONS</text:p>
      <text:list xml:id="list234359183973259" text:continue-list="list501579129" text:style-name="WWNum1">
        <text:list-item>
          <text:p text:style-name="P10"><text:span text:style-name="T52">Push vs Pull mechanism, </text:span><text:span text:style-name="T53">simulation and </text:span><text:span text:style-name="T54">linear </text:span><text:span text:style-name="T53">optimization</text:span><text:span text:style-name="T52"> in web access, </text:span><text:span text:style-name="T51">Distributed System Conference, Huntsvill, Alabama, USA 1999</text:span></text:p>
        </text:list-item>
        <text:list-item>
          <text:p text:style-name="P10"><text:span text:style-name="T55">Device model </text:span><text:span text:style-name="T53">simulation and </text:span><text:span text:style-name="T54">nonlinear </text:span><text:span text:style-name="T55">optimization</text:span><text:span text:style-name="T56">, Journal of Microelectronics, Beijing, China 1995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aakar" svg:font-family="aakar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1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1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宋体" style:font-family-asian="宋体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size-asian="6.5pt" style:font-size-complex="6.5pt"/>
    </style:style>
    <style:style style:name="ListLabel_20_2" style:display-name="ListLabel 2" style:family="text">
      <style:text-properties fo:font-size="12pt" style:font-size-asian="6.5pt"/>
    </style:style>
    <style:style style:name="ListLabel_20_3" style:display-name="ListLabel 3" style:family="text">
      <style:text-properties fo:font-size="12pt" fo:font-weight="bold" style:font-size-asian="6.5pt" style:font-size-complex="6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fo:font-weight="bold" style:font-size-asian="6.5pt" style:font-size-complex="6.5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="Calibri" fo:font-family="Calibri" style:font-family-generic="roman" style:font-pitch="variable" fo:font-size="12pt" style:font-size-asian="6.5pt" style:font-size-complex="6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0.2492in" fo:text-indent="-0.1709in" fo:margin-left="0.2492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" text:bullet-char="●">
        <style:list-level-properties text:list-level-position-and-space-mode="label-alignment">
          <style:list-level-label-alignment text:label-followed-by="listtab" text:list-tab-stop-position="0.1201in" fo:text-indent="-0.0417in" fo:margin-left="0.1201in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%1%" text:bullet-char="●">
        <style:list-level-properties text:list-level-position-and-space-mode="label-alignment">
          <style:list-level-label-alignment text:label-followed-by="listtab" text:list-tab-stop-position="0.2492in" fo:text-indent="-0.1709in" fo:margin-left="0.2492in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%1%" style:num-suffix="" text:bullet-char="">
        <style:list-level-properties text:list-level-position-and-space-mode="label-alignment">
          <style:list-level-label-alignment text:label-followed-by="listtab" text:list-tab-stop-position="0.2492in" fo:text-indent="-0.1709in" fo:margin-left="0.2492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padding-left="0.0555in" fo:padding-right="0.0555in" fo:padding-top="0.0138in" fo:padding-bottom="0in" fo:border-left="none" fo:border-right="none" fo:border-top="none" fo:border-bottom="0.51pt dotted #00000a"/>
    </style:style>
    <style:page-layout style:name="Mpm1">
      <style:page-layout-properties fo:page-width="8.5in" fo:page-height="11in" style:num-format="1" style:print-orientation="portrait" fo:margin-top="0.4917in" fo:margin-bottom="0.4917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6-19T02:28:00</meta:creation-date>
    <meta:initial-creator>BQ</meta:initial-creator>
    <dc:date>2023-04-23T23:43:57.787904898</dc:date>
    <dc:title>Michael Zhang                       Solution Architect/Software Engineer</dc:title>
    <meta:generator>LibreOffice/7.4.2.3$Linux_X86_64 LibreOffice_project/40$Build-3</meta:generator>
    <meta:editing-duration>P15DT10H28M24S</meta:editing-duration>
    <meta:editing-cycles>30</meta:editing-cycles>
    <meta:document-statistic meta:table-count="0" meta:image-count="0" meta:object-count="0" meta:page-count="2" meta:paragraph-count="31" meta:word-count="517" meta:character-count="3824" meta:non-whitespace-character-count="3271"/>
    <meta:user-defined meta:name="Company">Microsoft</meta:user-defined>
    <meta:user-defined meta:name="DocSecurity" meta:value-type="float">0</meta:user-defined>
    <meta:user-defined meta:name="KSOProductBuildVer">2052-9.1.0.4994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